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LT 45 Light" svg:font-family="'Frutiger LT 45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left" draw:textarea-vertical-align="top" draw:auto-grow-height="false" fo:min-height="9.11cm" fo:min-width="4.86cm" fo:padding-top="0.145cm" fo:padding-bottom="0.145cm" fo:padding-left="0.27cm" fo:padding-right="0.27cm" text:animation-delay="P0D"/>
    </style:style>
    <style:style style:name="gr2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3.51cm" fo:min-width="7.66cm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3.01cm" fo:min-width="9.26cm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3.11cm" fo:min-width="6.56cm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10.91cm" fo:min-width="6.26cm" fo:padding-top="0.145cm" fo:padding-bottom="0.145cm" fo:padding-left="0.27cm" fo:padding-right="0.27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3cm"/>
    </style:style>
    <style:style style:name="gr7" style:family="graphic" style:parent-style-name="standard">
      <style:graphic-properties draw:stroke="dash" draw:stroke-dash="dotted2" svg:stroke-width="0.05cm" svg:stroke-color="#000000" draw:marker-start-width="0.28cm" draw:marker-end="Arrow" draw:marker-end-width="0.3cm" svg:stroke-linecap="round" draw:fill-color="#ffffff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ott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ott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 draw:start-line-spacing-vertical="0.1cm"/>
    </style:style>
    <style:style style:name="gr11" style:family="graphic" style:parent-style-name="objectwithoutfill">
      <style:graphic-properties draw:stroke="dash" draw:stroke-dash="dash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1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3cm"/>
    </style:style>
    <style:style style:name="gr14" style:family="graphic" style:parent-style-name="objectwithoutfill">
      <style:graphic-properties draw:stroke="dash" draw:stroke-dash="dashed2" svg:stroke-width="0.05cm" svg:stroke-color="#000000" draw:marker-start-width="0.28cm" draw:marker-end="Arrow" draw:marker-end-width="0.3cm" svg:stroke-linecap="round" draw:fill="solid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0000" draw:marker-start-width="0.28cm" draw:marker-end="Arrow" draw:marker-end-width="0.3cm" svg:stroke-linecap="round" draw:fill="solid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dotted2" svg:stroke-width="0.05cm" svg:stroke-color="#000000" draw:marker-start-width="0.28cm" draw:marker-end="Arrow" draw:marker-end-width="0.3cm" svg:stroke-linecap="round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05cm" svg:stroke-color="#000000" draw:marker-start-width="0.28cm" draw:marker-end-width="0.28cm" draw:stroke-linejoin="none" svg:stroke-linecap="butt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7.5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7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4.3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5.7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4.8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3pt"/>
    </style:style>
    <style:style style:name="P2" style:family="paragraph">
      <loext:graphic-properties draw:fill="hatch" draw:fill-color="#ffffff" draw:fill-hatch-name="Hatching_20_2" draw:fill-hatch-solid="false"/>
      <style:paragraph-properties fo:text-align="center"/>
      <style:text-properties style:font-name="Latin Modern Sans1" fo:font-size="13pt" fo:background-color="transparent" style:font-size-asian="13pt" style:font-size-complex="13pt"/>
    </style:style>
    <style:style style:name="P3" style:family="paragraph">
      <style:paragraph-properties fo:text-align="start"/>
      <style:text-properties fo:font-size="13pt"/>
    </style:style>
    <style:style style:name="P4" style:family="paragraph">
      <loext:graphic-properties draw:fill="hatch" draw:fill-color="#ffffff" draw:fill-hatch-name="Hatching_20_2" draw:fill-hatch-solid="false"/>
      <style:paragraph-properties fo:text-align="start"/>
      <style:text-properties style:font-name="Latin Modern Sans1" fo:font-size="13pt" fo:background-color="transparent" style:font-size-asian="13pt" style:font-size-complex="13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solid" draw:fill-color="#ffffff"/>
      <style:paragraph-properties fo:text-align="center"/>
      <style:text-properties style:font-name="Latin Modern Sans1" fo:font-size="18pt" fo:background-color="transparen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Latin Modern Sans1" fo:font-size="11pt" fo:background-color="transparent" style:font-size-asian="11pt" style:font-size-complex="11pt"/>
    </style:style>
    <style:style style:name="P9" style:family="paragraph">
      <loext:graphic-properties draw:fill="solid" draw:fill-color="#ffffff"/>
      <style:paragraph-properties fo:text-align="center"/>
      <style:text-properties style:font-name="Latin Modern Sans1" fo:background-color="transparent"/>
    </style:style>
    <style:style style:name="P10" style:family="paragraph">
      <loext:graphic-properties draw:fill="solid" draw:fill-color="#ffffff"/>
      <style:paragraph-properties fo:text-align="center"/>
      <style:text-properties style:font-name="Latin Modern Sans1" fo:font-size="13pt" fo:background-color="transparent" style:font-size-asian="13pt" style:font-size-complex="13pt"/>
    </style:style>
    <style:style style:name="P11" style:family="paragraph">
      <loext:graphic-properties draw:fill="solid"/>
      <style:paragraph-properties fo:text-align="center"/>
      <style:text-properties style:font-name="Latin Modern Sans1" fo:background-color="transparen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text-properties fo:font-size="13pt"/>
    </style:style>
    <style:style style:name="P14" style:family="paragraph">
      <loext:graphic-properties draw:fill="none" draw:fill-color="#ffffff"/>
      <style:text-properties style:font-name="Latin Modern Sans" fo:font-size="13pt" style:font-size-asian="13pt" style:font-size-complex="13pt"/>
    </style:style>
    <style:style style:name="P15" style:family="paragraph">
      <loext:graphic-properties draw:fill-color="#ffffff"/>
    </style:style>
    <style:style style:name="T1" style:family="text">
      <style:text-properties style:font-name="Latin Modern Sans1" fo:font-size="13pt" fo:background-color="transparent" style:font-size-asian="13pt" style:font-size-complex="13pt"/>
    </style:style>
    <style:style style:name="T2" style:family="text">
      <style:text-properties style:font-name="Latin Modern Sans1" fo:background-color="transparent"/>
    </style:style>
    <style:style style:name="T3" style:family="text">
      <style:text-properties style:font-name="Latin Modern Sans1" fo:font-size="11pt" fo:background-color="transparent" style:font-size-asian="11pt" style:font-size-complex="11pt"/>
    </style:style>
    <style:style style:name="T4" style:family="text">
      <style:text-properties style:font-name="Latin Modern Sans" fo:font-size="13pt" style:font-size-asian="13pt" style:font-size-complex="13pt"/>
    </style:style>
    <style:style style:name="T5" style:family="text">
      <style:text-properties style:font-name="Latin Modern Sans1" fo:font-size="9pt" fo:background-color="transparen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0" draw:id="id10" draw:layer="layout" svg:width="5.4cm" svg:height="9.4cm" svg:x="10.6cm" svg:y="7.4cm">
          <text:p text:style-name="P1"><text:span text:style-name="T1">DATA_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8.2cm" svg:height="3.8cm" svg:x="18.6cm" svg:y="14.598cm">
          <text:p text:style-name="P3"><text:span text:style-name="T1">saembox-listen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9.8cm" svg:height="3.3cm" svg:x="4.8cm" svg:y="2.1cm">
          <text:p text:style-name="P3"><text:span text:style-name="T1">https://github.com/radiorabe/klangbecken-ui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7.1cm" svg:height="3.4cm" svg:x="17.7cm" svg:y="7.4cm">
          <text:p text:style-name="P3"><text:span text:style-name="T1">klangbecken-player.li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8cm" svg:height="11.2cm" svg:x="1.9cm" svg:y="7.4cm">
          <text:p text:style-name="P3"><text:span text:style-name="T1">klangbecken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8cm" svg:height="1.4cm" svg:x="2.9cm" svg:y="16.3cm">
          <text:p text:style-name="P5"><text:span text:style-name="T2">…</text:span></text:p>
          <text:p text:style-name="P5"><text:span text:style-name="T3">(import, fsck, devserver)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line-skew="-0.6cm 0.899cm" svg:x1="22.8cm" svg:y1="15.6cm" svg:x2="23.8cm" svg:y2="9.3cm" draw:start-shape="id1" draw:start-glue-point="0" draw:end-shape="id2" draw:end-glue-point="1" svg:d="M22800 15600v-3350h2400v-2950h-1400" svg:viewBox="0 0 2401 6301">
          <text:p text:style-name="P7"><text:span text:style-name="T3"><text:s text:c="6"/></text:span><text:span text:style-name="T3">set "on air"status</text:span></text:p>
        </draw:connector>
        <draw:connector draw:style-name="gr8" draw:text-style-name="P9" draw:layer="layout" svg:x1="21.15cm" svg:y1="10.1cm" svg:x2="7.7cm" svg:y2="13.8cm" draw:start-shape="id2" draw:start-glue-point="2" draw:end-shape="id3" draw:end-glue-point="1" svg:d="M21150 10100v3700h-13450" svg:viewBox="0 0 13451 3701">
          <text:p/>
        </draw:connector>
        <draw:connector draw:style-name="gr9" draw:text-style-name="P10" draw:layer="layout" svg:x1="7.9cm" svg:y1="9.1cm" svg:x2="11.4cm" svg:y2="9.1cm" draw:start-shape="id4" draw:start-glue-point="1" draw:end-shape="id5" svg:d="M7900 9100h3500" svg:viewBox="0 0 3501 1">
          <text:p/>
        </draw:connector>
        <draw:connector draw:style-name="gr10" draw:text-style-name="P9" draw:layer="layout" svg:x1="9.7cm" svg:y1="4.8cm" svg:x2="5.3cm" svg:y2="8.4cm" draw:start-shape="id6" draw:start-glue-point="2" draw:end-shape="id4" svg:d="M9700 4800v1600h-4400v2000" svg:viewBox="0 0 4401 3601">
          <text:p/>
        </draw:connector>
        <draw:connector draw:style-name="gr11" draw:text-style-name="P9" draw:layer="layout" draw:line-skew="0.05cm" svg:x1="18.5cm" svg:y1="9.3cm" svg:x2="15.2cm" svg:y2="12.4cm" draw:start-shape="id2" draw:start-glue-point="3" draw:end-shape="id7" svg:d="M18500 9300h-1600v3100h-1700" svg:viewBox="0 0 3301 3101">
          <text:p/>
        </draw:connector>
        <draw:connector draw:style-name="gr9" draw:text-style-name="P9" draw:layer="layout" svg:x1="5.3cm" svg:y1="14.6cm" svg:x2="11.5cm" svg:y2="15.4cm" draw:start-shape="id3" draw:start-glue-point="2" draw:end-shape="id8" draw:end-glue-point="3" svg:d="M5300 14600v800h6200" svg:viewBox="0 0 6201 801">
          <text:p/>
        </draw:connector>
        <draw:connector draw:style-name="gr11" draw:text-style-name="P9" draw:layer="layout" svg:x1="9.7cm" svg:y1="5.4cm" svg:x2="13.3cm" svg:y2="7.4cm" draw:start-shape="id9" draw:end-shape="id10" draw:end-glue-point="0" svg:d="M9700 5400v1000h3600v1000" svg:viewBox="0 0 3601 2001">
          <text:p/>
        </draw:connector>
        <draw:custom-shape draw:style-name="gr12" draw:text-style-name="P6" xml:id="id8" draw:id="id8" draw:layer="layout" svg:width="3.6cm" svg:height="1cm" svg:x="11.5cm" svg:y="14.9cm">
          <text:p text:style-name="P5"><text:span text:style-name="T2">logs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5" draw:id="id5" draw:layer="layout" svg:width="3.8cm" svg:height="1cm" svg:x="11.4cm" svg:y="8.6cm">
          <text:p text:style-name="P5"><text:span text:style-name="T2">index cach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7" draw:id="id7" draw:layer="layout" svg:width="3.8cm" svg:height="1cm" svg:x="11.4cm" svg:y="11.9cm">
          <text:p text:style-name="P5"><text:span text:style-name="T2">music fi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1" draw:id="id11" draw:layer="layout" svg:width="3.8cm" svg:height="1cm" svg:x="11.4cm" svg:y="10.251cm">
          <text:p text:style-name="P5"><text:span text:style-name="T2">playlist files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line-skew="0.05cm" svg:x1="18.5cm" svg:y1="9.3cm" svg:x2="15.2cm" svg:y2="10.751cm" draw:start-shape="id2" draw:start-glue-point="3" draw:end-shape="id11" draw:end-glue-point="1" svg:d="M18500 9300h-1600v1451h-1700" svg:viewBox="0 0 3301 1452">
          <text:p/>
        </draw:connector>
        <draw:connector draw:style-name="gr15" draw:text-style-name="P11" draw:layer="layout" svg:x1="5.3cm" svg:y1="9.8cm" svg:x2="11.4cm" svg:y2="10.751cm" draw:start-shape="id4" draw:start-glue-point="2" draw:end-shape="id11" draw:end-glue-point="3" svg:d="M5300 9800v951h6100" svg:viewBox="0 0 6101 952">
          <text:p/>
        </draw:connector>
        <draw:connector draw:style-name="gr15" draw:text-style-name="P11" draw:layer="layout" svg:x1="5.3cm" svg:y1="9.8cm" svg:x2="11.4cm" svg:y2="12.4cm" draw:start-shape="id4" draw:start-glue-point="2" draw:end-shape="id7" draw:end-glue-point="3" svg:d="M5300 9800v2600h6100" svg:viewBox="0 0 6101 2601">
          <text:p/>
        </draw:connector>
        <draw:line draw:style-name="gr16" draw:text-style-name="P12" draw:layer="layout" svg:x1="24.5cm" svg:y1="3.762cm" svg:x2="25.7cm" svg:y2="3.762cm">
          <text:p/>
        </draw:line>
        <draw:frame draw:style-name="gr17" draw:text-style-name="P14" draw:layer="layout" svg:width="1.154cm" svg:height="0.924cm" svg:x="25.6cm" svg:y="3.2cm">
          <draw:text-box>
            <text:p text:style-name="P13"><text:span text:style-name="T4">call</text:span></text:p>
          </draw:text-box>
        </draw:frame>
        <draw:line draw:style-name="gr15" draw:text-style-name="P12" draw:layer="layout" svg:x1="24.488cm" svg:y1="3.062cm" svg:x2="25.688cm" svg:y2="3.062cm">
          <text:p/>
        </draw:line>
        <draw:frame draw:style-name="gr17" draw:text-style-name="P14" draw:layer="layout" svg:width="1.471cm" svg:height="0.924cm" svg:x="25.588cm" svg:y="2.5cm">
          <draw:text-box>
            <text:p text:style-name="P13"><text:span text:style-name="T4">write</text:span></text:p>
          </draw:text-box>
        </draw:frame>
        <draw:line draw:style-name="gr14" draw:text-style-name="P12" draw:layer="layout" svg:x1="24.488cm" svg:y1="2.362cm" svg:x2="25.688cm" svg:y2="2.362cm">
          <text:p/>
        </draw:line>
        <draw:frame draw:style-name="gr17" draw:text-style-name="P14" draw:layer="layout" svg:width="1.336cm" svg:height="0.924cm" svg:x="25.588cm" svg:y="1.8cm">
          <draw:text-box>
            <text:p text:style-name="P13"><text:span text:style-name="T4">rea</text:span><text:span text:style-name="T4">d</text:span></text:p>
          </draw:text-box>
        </draw:frame>
        <draw:line draw:style-name="gr18" draw:text-style-name="P12" draw:layer="layout" svg:x1="9.7cm" svg:y1="4.8cm" svg:x2="9.7cm" svg:y2="6.4cm">
          <text:p/>
        </draw:line>
        <draw:custom-shape draw:style-name="gr19" draw:text-style-name="P6" xml:id="id6" draw:id="id6" draw:layer="layout" svg:width="8cm" svg:height="1.8cm" svg:x="5.7cm" svg:y="3cm">
          <text:p text:style-name="P5"><text:span text:style-name="T2">UI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4" draw:id="id4" draw:layer="layout" svg:width="5.2cm" svg:height="1.4cm" svg:x="2.7cm" svg:y="8.4cm">
          <text:p text:style-name="P5"><text:span text:style-name="T2">API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3" draw:id="id3" draw:layer="layout" svg:width="4.8cm" svg:height="1.6cm" svg:x="2.9cm" svg:y="13cm">
          <text:p text:style-name="P5"><text:span text:style-name="T2">Loggers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xml:id="id1" draw:id="id1" draw:layer="layout" svg:width="6.2cm" svg:height="2.1cm" svg:x="19.7cm" svg:y="15.6cm">
          <text:p text:style-name="P5"><text:span text:style-name="T2">Saemubox-Listener</text:span></text:p>
          <text:p text:style-name="P5"><text:span text:style-name="T5">hopefully soon replaced by configurable </text:span></text:p>
          <text:p text:style-name="P5"><text:span text:style-name="T5">GPIO listener for the LiveWire+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2" draw:id="id2" draw:layer="layout" svg:width="5.3cm" svg:height="1.6cm" svg:x="18.5cm" svg:y="8.5cm">
          <text:p text:style-name="P5"><text:span text:style-name="T2">Play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 LT 45 Light" svg:font-family="'Frutiger LT 45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double" draw:color="#cccccc" draw:distance="0.28cm" draw:rotation="9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dashed2" draw:style="rect" draw:dots1="1" draw:dots1-length="350%" draw:distance="300%"/>
    <draw:stroke-dash draw:name="dotted2" draw:style="rect" draw:dots1="1" draw:dots2="1" draw:distance="14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8:37:19.917634150</meta:creation-date>
    <dc:date>2019-11-12T01:48:38.419467837</dc:date>
    <meta:editing-duration>PT59M59S</meta:editing-duration>
    <meta:editing-cycles>16</meta:editing-cycles>
    <meta:generator>LibreOffice/6.2.8.2$Linux_X86_64 LibreOffice_project/20$Build-2</meta:generator>
    <meta:document-statistic meta:object-count="55"/>
  </office:meta>
</office:document-meta>
</file>